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762" officeooo:paragraph-rsid="00005762"/>
    </style:style>
    <style:style style:name="P2" style:family="paragraph" style:parent-style-name="Standard">
      <style:text-properties officeooo:rsid="00019be0" officeooo:paragraph-rsid="00019be0"/>
    </style:style>
    <style:style style:name="T1" style:family="text">
      <style:text-properties officeooo:rsid="00016c8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05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/10/2019 – Game created, Repository created , background and main character displayed, <text:span text:style-name="T1">created some structures and added movement to the player</text:span></text:p>
      <text:p text:style-name="P2">29/10/2019 - <text:span text:style-name="T3">Added font, Game Status, Game manager, coins and implemented its functionation</text:span></text:p>
      <text:p text:style-name="P2">30/10/2019 – Changed the coin controller, added a text with the game status(percentage completed) and implemented the first tra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30T15:54:00.662000000</dc:date>
    <meta:editing-duration>PT4M9S</meta:editing-duration>
    <meta:editing-cycles>3</meta:editing-cycles>
    <meta:document-statistic meta:table-count="0" meta:image-count="0" meta:object-count="0" meta:page-count="1" meta:paragraph-count="3" meta:word-count="51" meta:character-count="365" meta:non-whitespace-character-count="315"/>
  </office:meta>
</office:document-meta>
</file>